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3.4cm" svg:height="3.5cm" svg:x="15.7cm" svg:y="18cm">
          <text:p text:style-name="P1"><text:span text:style-name="T3">M6</text:span></text:p>
          <text:p text:style-name="P1"><text:span text:style-name="T4">Max. amount</text:span></text:p>
          <text:p text:style-name="P1"><text:span text:style-name="T4">of money that</text:span></text:p>
          <text:p text:style-name="P1"><text:span text:style-name="T4">workers are</text:span></text:p>
          <text:p text:style-name="P1"><text:span text:style-name="T4">willing to</text:span></text:p>
          <text:p text:style-name="P1"><text:span text:style-name="T4">pay</text:span></text:p>
          <draw:enhanced-geometry svg:viewBox="0 0 21600 21600" draw:text-areas="800 800 20800 20800" draw:type="round-rectangular-callout" draw:modifiers="-5970.00882093502 647.814910025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1.7cm" svg:height="0.9cm" svg:x="13.3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cm" svg:height="0.5cm" svg:x="16.2cm" svg:y="14.9cm">
          <draw:image xlink:href="Pictures/100002010000002600000026159172AD.png" xlink:type="simple" xlink:show="embed" xlink:actuate="onLoad">
            <text:p text:style-name="P1"><text:span text:style-name="T2">M5</text:span></text:p>
          </draw:image>
        </draw:frame>
        <draw:custom-shape draw:style-name="gr2" draw:text-style-name="P4" draw:layer="layout" svg:width="2.85cm" svg:height="1.2cm" svg:x="14.9cm" svg:y="16.2cm">
          <text:p text:style-name="P1"><text:span text:style-name="T3">M5</text:span></text:p>
          <text:p text:style-name="P1"><text:span text:style-name="T4">B2C wages</text:span></text:p>
          <draw:enhanced-geometry svg:viewBox="0 0 21600 21600" draw:text-areas="800 800 20800 20800" draw:type="round-rectangular-callout" draw:modifiers="11265.9417748159 -11564.3630308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3.5cm" svg:y="17.9cm">
          <draw:image xlink:href="Pictures/100002010000002600000026159172AD.png" xlink:type="simple" xlink:show="embed" xlink:actuate="onLoad">
            <text:p text:style-name="P1"><text:span text:style-name="T2">R2</text:span></text:p>
          </draw:image>
        </draw:frame>
        <draw:custom-shape draw:style-name="gr2" draw:text-style-name="P4" draw:layer="layout" svg:width="2.95cm" svg:height="1.2cm" svg:x="9.7cm" svg:y="18.6cm">
          <text:p text:style-name="P1"><text:span text:style-name="T3">R2</text:span></text:p>
          <text:p text:style-name="P1"><text:span text:style-name="T4">B2C product</text:span></text:p>
          <draw:enhanced-geometry svg:viewBox="0 0 21600 21600" draw:text-areas="800 800 20800 20800" draw:type="round-rectangular-callout" draw:modifiers="27763.0633683497 -6186.84429641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4.2cm" svg:y="17.9cm">
          <draw:image xlink:href="Pictures/100002010000002600000026159172AD.png" xlink:type="simple" xlink:show="embed" xlink:actuate="onLoad">
            <text:p text:style-name="P1"><text:span text:style-name="T2">M6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8T17:25:12.924000000</dc:date>
    <meta:editing-duration>PT4H33M30S</meta:editing-duration>
    <meta:editing-cycles>67</meta:editing-cycles>
    <meta:generator>LibreOffice/4.2.3.3$Windows_x86 LibreOffice_project/882f8a0a489bc99a9e60c7905a60226254cb6ff0</meta:generator>
    <meta:document-statistic meta:object-count="21"/>
  </office:meta>
</office:document-meta>
</file>